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Courier New" svg:font-family="'Courier New'" style:font-family-generic="modern" style:font-pitch="fixed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6d" draw:fill-hatch-solid="true" draw:textarea-horizontal-align="justify" draw:textarea-vertical-align="middle" draw:auto-grow-height="false" fo:min-height="1.02cm" fo:min-width="27.186cm"/>
    </style:style>
    <style:style style:name="gr2" style:family="graphic" style:parent-style-name="standard">
      <style:graphic-properties draw:stroke="none" draw:fill="solid" draw:fill-color="#ffde59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6d" draw:fill-hatch-solid="true" draw:textarea-horizontal-align="justify" draw:textarea-vertical-align="middle" draw:auto-grow-height="false" fo:min-height="1.02cm" fo:min-width="21.217cm"/>
    </style:style>
    <style:style style:name="gr4" style:family="graphic" style:parent-style-name="standard">
      <style:graphic-properties draw:stroke="none" draw:fill="solid" draw:fill-color="#ffde59" draw:fill-hatch-solid="true" draw:textarea-horizontal-align="justify" draw:textarea-vertical-align="middle" draw:auto-grow-height="false" fo:min-height="1.02cm" fo:min-width="7.247cm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draw:fill="solid" draw:fill-color="#ffde59" draw:textarea-vertical-align="middle"/>
    </style:style>
    <style:style style:name="gr8" style:family="graphic" style:parent-style-name="objectwithoutfill">
      <style:graphic-properties svg:stroke-width="0.106cm" svg:stroke-color="#000000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ffff6d" draw:fill-hatch-solid="true"/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loext:graphic-properties draw:fill="solid" draw:fill-color="#ffde59" draw:fill-hatch-solid="true"/>
      <style:paragraph-properties fo:text-align="center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4pt" style:font-name-asian="Menlo-Regular" style:font-size-asian="14pt" style:font-name-complex="Menlo-Regular" style:font-size-complex="14pt"/>
    </style:style>
    <style:style style:name="P5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loext:color-lum-mod="100%" loext:color-lum-off="0%" style:font-name="Menlo-Regular" fo:font-size="14pt" style:font-name-asian="Menlo-Regular" style:font-size-asian="14pt" style:font-name-complex="Menlo-Regular" style:font-size-complex="14pt"/>
    </style:style>
    <style:style style:name="P6" style:family="paragraph">
      <style:paragraph-properties style:text-autospace="non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text-autospace="none"/>
      <style:text-properties fo:font-size="14pt" style:font-size-asian="14pt" style:font-size-complex="14pt"/>
    </style:style>
    <style:style style:name="P8" style:family="paragraph">
      <style:text-properties fo:font-size="14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-Roman" fo:font-size="16pt" fo:font-style="normal" fo:text-shadow="none" style:text-underline-style="none" fo:font-weight="normal" style:letter-kerning="true" style:font-name-asian="Times-Roman" style:font-size-asian="16pt" style:font-style-asian="normal" style:font-weight-asian="normal" style:font-name-complex="Times-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3pt" fo:font-style="normal" fo:text-shadow="none" style:text-underline-style="none" fo:font-weight="normal" style:letter-kerning="true" style:font-name-asian="Courier" style:font-size-asian="13pt" style:font-style-asian="normal" style:font-weight-asian="normal" style:font-name-complex="Courier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86cm" svg:height="1.27cm" svg:x="7.3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draw:layer="layout" svg:width="9.524cm" svg:height="1.269cm" svg:x="23.225cm" svg:y="9.89cm" svg:viewBox="0 0 9525 1270" svg:d="M636 0h635l-1270 1270h-1v-634zM636 1270l1270-1270h635l-1270 1270zM1906 1270l1270-1270h635l-1270 1270zM3176 1270l1270-1270h635l-1270 1270zM4446 1270l1270-1270h635l-1270 1270zM5716 1270l1270-1270h635l-1270 1270zM6986 1270l1270-1270h635l-1270 1270zM8256 1270l1269-1269v635l-634 634z">
          <text:p/>
        </draw:path>
        <draw:custom-shape draw:style-name="gr3" draw:text-style-name="P1" draw:layer="layout" svg:width="21.717cm" svg:height="1.27cm" svg:x="7.3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47cm" svg:height="1.27cm" svg:x="20.558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7.94cm" svg:height="1.016cm" svg:x="7.35cm" svg:y="10.144cm">
          <draw:text-box>
            <text:p text:style-name="P4"><text:span text:style-name="T1">Here is &lt;code&gt;&amp;lt;markup&amp;gt;&lt;/code&gt; &amp;amp; C to &lt;code&gt;printf("more &amp;lt;markup&amp;gt;\n");&lt;/code&gt;</text:span></text:p>
          </draw:text-box>
        </draw:frame>
        <draw:frame draw:style-name="gr6" draw:text-style-name="P7" draw:layer="layout" svg:width="15.24cm" svg:height="1.143cm" svg:x="7.35cm" svg:y="15.097cm">
          <draw:text-box>
            <text:p text:style-name="P6"><text:span text:style-name="T2">Here is </text:span><text:span text:style-name="T3">&lt;markup&gt;</text:span><text:span text:style-name="T2"> and C to </text:span><text:span text:style-name="T3">printf("more &lt;markup&gt;\n");</text:span></text:p>
          </draw:text-box>
        </draw:frame>
        <draw:frame draw:style-name="gr5" draw:text-style-name="P9" draw:layer="layout" svg:width="3.81cm" svg:height="1.016cm" svg:x="3.54cm" svg:y="10.144cm">
          <draw:text-box>
            <text:p text:style-name="P8"><text:span text:style-name="T4">HTML:</text:span></text:p>
          </draw:text-box>
        </draw:frame>
        <draw:frame draw:style-name="gr5" draw:text-style-name="P5" draw:layer="layout" svg:width="29.21cm" svg:height="1.016cm" svg:x="7.35cm" svg:y="12.684cm">
          <draw:text-box>
            <text:p text:style-name="P4"><text:span text:style-name="T1">Here is &lt;code [&lt;markup&gt;]&gt; &amp;amp; C to &lt;code [printf("more &lt;markup&gt;\n");]&gt;</text:span></text:p>
          </draw:text-box>
        </draw:frame>
        <draw:frame draw:style-name="gr5" draw:text-style-name="P9" draw:layer="layout" svg:width="3.81cm" svg:height="1.016cm" svg:x="3.54cm" svg:y="12.684cm">
          <draw:text-box>
            <text:p text:style-name="P8"><text:span text:style-name="T4">HTML+M:</text:span></text:p>
          </draw:text-box>
        </draw:frame>
        <draw:frame draw:style-name="gr5" draw:text-style-name="P9" draw:layer="layout" svg:width="3.81cm" svg:height="1.016cm" svg:x="3.54cm" svg:y="15.224cm">
          <draw:text-box>
            <text:p text:style-name="P8"><text:span text:style-name="T4">Output:</text:span></text:p>
          </draw:text-box>
        </draw:frame>
        <draw:polygon draw:style-name="gr7" draw:text-style-name="P2" draw:layer="layout" svg:width="1.904cm" svg:height="1.269cm" svg:x="22.59cm" svg:y="4.81cm" svg:viewBox="0 0 1905 1270" draw:points="0,1270 1270,0 1905,0 635,1270">
          <text:p/>
        </draw:polygon>
        <draw:polygon draw:style-name="gr7" draw:text-style-name="P2" draw:layer="layout" svg:width="1.904cm" svg:height="1.269cm" svg:x="23.86cm" svg:y="4.81cm" svg:viewBox="0 0 1905 1270" draw:points="0,1270 1270,0 1905,0 635,1270">
          <text:p/>
        </draw:polygon>
        <draw:polygon draw:style-name="gr7" draw:text-style-name="P2" draw:layer="layout" svg:width="1.904cm" svg:height="1.269cm" svg:x="25.13cm" svg:y="4.81cm" svg:viewBox="0 0 1905 1270" draw:points="0,1270 1270,0 1905,0 635,1270">
          <text:p/>
        </draw:polygon>
        <draw:polygon draw:style-name="gr7" draw:text-style-name="P2" draw:layer="layout" svg:width="1.904cm" svg:height="1.269cm" svg:x="26.4cm" svg:y="4.81cm" svg:viewBox="0 0 1905 1270" draw:points="0,1270 1270,0 1905,0 635,1270">
          <text:p/>
        </draw:polygon>
        <draw:polygon draw:style-name="gr7" draw:text-style-name="P2" draw:layer="layout" svg:width="1.904cm" svg:height="1.269cm" svg:x="27.67cm" svg:y="4.81cm" svg:viewBox="0 0 1905 1270" draw:points="0,1270 1270,0 1905,0 635,1270">
          <text:p/>
        </draw:polygon>
        <draw:polygon draw:style-name="gr7" draw:text-style-name="P2" draw:layer="layout" svg:width="1.904cm" svg:height="1.269cm" svg:x="28.94cm" svg:y="4.81cm" svg:viewBox="0 0 1905 1270" draw:points="0,1270 1270,0 1905,0 635,1270">
          <text:p/>
        </draw:polygon>
        <draw:polygon draw:style-name="gr7" draw:text-style-name="P2" draw:layer="layout" svg:width="1.904cm" svg:height="1.269cm" svg:x="30.21cm" svg:y="4.81cm" svg:viewBox="0 0 1905 1270" draw:points="0,1270 1270,0 1905,0 635,1270">
          <text:p/>
        </draw:polygon>
        <draw:polygon draw:style-name="gr7" draw:text-style-name="P2" draw:layer="layout" svg:width="1.904cm" svg:height="1.269cm" svg:x="31.48cm" svg:y="4.81cm" svg:viewBox="0 0 1905 1270" draw:points="0,1270 1270,0 1905,0 635,1270">
          <text:p/>
        </draw:polygon>
        <draw:frame draw:style-name="gr5" draw:text-style-name="P11" draw:layer="layout" svg:width="8.636cm" svg:height="1.016cm" svg:x="17.51cm" svg:y="8.747cm">
          <draw:text-box>
            <text:p text:style-name="P10"><text:span text:style-name="T5">HTML escaping rules apply</text:span></text:p>
          </draw:text-box>
        </draw:frame>
        <draw:path draw:style-name="gr8" draw:text-style-name="P12" draw:layer="layout" svg:width="1.269cm" svg:height="0.761cm" draw:transform="rotate (-3.14159265358979) translate (17.51cm 9.89cm)" svg:viewBox="0 0 1270 762" svg:d="M0 762c1270 0 1270 0 1270-762">
          <text:p/>
        </draw:path>
        <draw:path draw:style-name="gr8" draw:text-style-name="P12" draw:layer="layout" svg:width="9.905cm" svg:height="0.761cm" draw:transform="rotate (-3.14159265358979) translate (33.893cm 9.89cm)" svg:viewBox="0 0 9906 762" svg:d="M9906 762c-9906 0-9906 0-9906-762">
          <text:p/>
        </draw:path>
        <draw:frame draw:style-name="gr5" draw:text-style-name="P14" draw:layer="layout" svg:width="9.525cm" svg:height="1.016cm" svg:x="23.225cm" svg:y="11.414cm">
          <draw:text-box>
            <text:p text:style-name="P13"><text:span text:style-name="T6">HTML and C</text:span><text:span text:style-name="T5"> escaping rules</text:span></text:p>
          </draw:text-box>
        </draw:frame>
        <draw:path draw:style-name="gr8" draw:text-style-name="P12" draw:layer="layout" svg:width="0.888cm" svg:height="0.634cm" svg:x="23.86cm" svg:y="11.16cm" svg:viewBox="0 0 889 635" svg:d="M889 635c-889 0-889 0-889-635">
          <text:p/>
        </draw:path>
        <draw:path draw:style-name="gr8" draw:text-style-name="P12" draw:layer="layout" svg:width="0.888cm" svg:height="0.634cm" svg:x="31.226cm" svg:y="11.16cm" svg:viewBox="0 0 889 635" svg:d="M0 635c889 0 889 0 889-635">
          <text:p/>
        </draw:path>
        <draw:path draw:style-name="gr8" draw:text-style-name="P12" draw:layer="layout" svg:width="0.761cm" svg:height="0.634cm" draw:transform="rotate (-3.14159265358979) translate (8.747cm 12.43cm)" svg:viewBox="0 0 762 635" svg:d="M0 635c762 0 762 0 762-635">
          <text:p/>
        </draw:path>
        <draw:frame draw:style-name="gr5" draw:text-style-name="P11" draw:layer="layout" svg:width="8.636cm" svg:height="1.016cm" svg:x="8.62cm" svg:y="11.414cm">
          <draw:text-box>
            <text:p text:style-name="P10"><text:span text:style-name="T5">HTML escaping rules </text:span><text:span text:style-name="T7">only</text:span></text:p>
          </draw:text-box>
        </draw:frame>
        <draw:path draw:style-name="gr8" draw:text-style-name="P12" draw:layer="layout" svg:width="0.761cm" svg:height="0.634cm" draw:transform="rotate (-3.14159265358979) translate (15.478cm 12.43cm)" svg:viewBox="0 0 762 635" svg:d="M762 635c-762 0-762 0-762-635">
          <text:p/>
        </draw:path>
        <draw:frame draw:style-name="gr5" draw:text-style-name="P14" draw:layer="layout" svg:width="7.747cm" svg:height="1.016cm" svg:x="20.558cm" svg:y="13.954cm">
          <draw:text-box>
            <text:p text:style-name="P13"><text:span text:style-name="T7">C</text:span><text:span text:style-name="T5"> escaping </text:span><text:span text:style-name="T6">only</text:span></text:p>
          </draw:text-box>
        </draw:frame>
        <draw:path draw:style-name="gr8" draw:text-style-name="P12" draw:layer="layout" svg:width="0.888cm" svg:height="0.634cm" svg:x="21.574cm" svg:y="13.7cm" svg:viewBox="0 0 889 635" svg:d="M889 635c-889 0-889 0-889-635">
          <text:p/>
        </draw:path>
        <draw:path draw:style-name="gr8" draw:text-style-name="P12" draw:layer="layout" svg:width="0.888cm" svg:height="0.634cm" svg:x="26.4cm" svg:y="13.7cm" svg:viewBox="0 0 889 635" svg:d="M0 635c889 0 889 0 889-635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Courier New" svg:font-family="'Courier New'" style:font-family-generic="modern" style:font-pitch="fixed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ffff6d" draw:distance="0.076cm" draw:rotation="450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32:16.274750667</meta:creation-date>
    <dc:date>2022-09-27T11:42:23.888473237</dc:date>
    <meta:editing-duration>PT1H10M7S</meta:editing-duration>
    <meta:editing-cycles>2</meta:editing-cycles>
    <meta:generator>LibreOffice/7.4.1.2$MacOSX_AARCH64 LibreOffice_project/3c58a8f3a960df8bc8fd77b461821e42c061c5f0</meta:generator>
    <meta:document-statistic meta:object-count="30"/>
  </office:meta>
</office:document-meta>
</file>